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Emancipation Proclamation gave the Union a new goal, one that was backed with moral righteousness. This new goal was to end slavery in the United States. This gave the soldiers in the Union pride in fighting the Confederacy, knowing that they were not only helping the Union, but also liberating slaves and giving them freedom. Therefore, the Proclamation boosted the moral of the soldiers in the North. The Proclamation also allowed African-Americans to join the Army and the Navy. This increased the size of the Union Army and Navy, and allowed freed slaves to assist the Union. In fact, many slaves liberated from the Confederacy would join the Union Army and help free more sla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2-03T13:53:55.08</meta:creation-date>
    <meta:document-statistic meta:table-count="0" meta:image-count="0" meta:object-count="0" meta:page-count="1" meta:paragraph-count="1" meta:word-count="116" meta:character-count="690"/>
    <dc:date>2017-12-03T14:05:48.23</dc:date>
    <dc:creator>Timothy Cayer</dc:creator>
    <meta:editing-duration>PT11M53S</meta:editing-duration>
    <meta:editing-cycles>1</meta:editing-cycles>
    <meta:generator>OpenOffice/4.1.3$Win32 OpenOffice.org_project/413m1$Build-9783</meta:generator>
  </office:meta>
</office:document-meta>
</file>